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b154"/>
    </style:style>
    <style:style style:name="P2" style:family="paragraph" style:parent-style-name="Preformatted_20_Text">
      <style:text-properties fo:font-weight="bold" officeooo:paragraph-rsid="0006b154" style:font-weight-asian="bold" style:font-weight-complex="bold"/>
    </style:style>
    <style:style style:name="P3" style:family="paragraph" style:parent-style-name="Preformatted_20_Text">
      <style:text-properties officeooo:rsid="0006b154" officeooo:paragraph-rsid="0006b154"/>
    </style:style>
    <style:style style:name="P4" style:family="paragraph" style:parent-style-name="Preformatted_20_Text">
      <style:text-properties officeooo:rsid="0006b154" officeooo:paragraph-rsid="000974b0"/>
    </style:style>
    <style:style style:name="P5" style:family="paragraph" style:parent-style-name="Preformatted_20_Text">
      <style:text-properties officeooo:rsid="0006b154" officeooo:paragraph-rsid="000aa959"/>
    </style:style>
    <style:style style:name="P6" style:family="paragraph" style:parent-style-name="Preformatted_20_Text">
      <style:text-properties officeooo:rsid="0006b154" officeooo:paragraph-rsid="000bb0cb"/>
    </style:style>
    <style:style style:name="P7" style:family="paragraph" style:parent-style-name="Preformatted_20_Text">
      <style:text-properties officeooo:rsid="001ef3b2" officeooo:paragraph-rsid="0006b154"/>
    </style:style>
    <style:style style:name="P8" style:family="paragraph" style:parent-style-name="Preformatted_20_Text">
      <style:text-properties officeooo:rsid="001ef3b2" officeooo:paragraph-rsid="0005d1c7"/>
    </style:style>
    <style:style style:name="P9" style:family="paragraph" style:parent-style-name="Preformatted_20_Text">
      <style:text-properties officeooo:rsid="001ef3b2" officeooo:paragraph-rsid="000974b0"/>
    </style:style>
    <style:style style:name="P10" style:family="paragraph" style:parent-style-name="Preformatted_20_Text">
      <style:text-properties officeooo:rsid="001ef3b2" officeooo:paragraph-rsid="000aa959"/>
    </style:style>
    <style:style style:name="P11" style:family="paragraph" style:parent-style-name="Preformatted_20_Text">
      <style:text-properties officeooo:rsid="001ef3b2" officeooo:paragraph-rsid="000bb0cb"/>
    </style:style>
    <style:style style:name="P12" style:family="paragraph" style:parent-style-name="Preformatted_20_Text">
      <style:text-properties fo:font-weight="bold" officeooo:rsid="001ef3b2" officeooo:paragraph-rsid="0006b154" style:font-weight-asian="bold" style:font-weight-complex="bold"/>
    </style:style>
    <style:style style:name="P13" style:family="paragraph" style:parent-style-name="Preformatted_20_Text">
      <style:text-properties fo:font-weight="bold" officeooo:rsid="001ef3b2" officeooo:paragraph-rsid="000974b0" style:font-weight-asian="bold" style:font-weight-complex="bold"/>
    </style:style>
    <style:style style:name="P14" style:family="paragraph" style:parent-style-name="Preformatted_20_Text">
      <style:text-properties fo:font-weight="bold" officeooo:rsid="001ef3b2" officeooo:paragraph-rsid="000aa959" style:font-weight-asian="bold" style:font-weight-complex="bold"/>
    </style:style>
    <style:style style:name="P15" style:family="paragraph" style:parent-style-name="Preformatted_20_Text">
      <style:text-properties fo:font-weight="bold" officeooo:rsid="001ef3b2" officeooo:paragraph-rsid="000bb0cb" style:font-weight-asian="bold" style:font-weight-complex="bold"/>
    </style:style>
    <style:style style:name="P16" style:family="paragraph" style:parent-style-name="Preformatted_20_Text">
      <style:text-properties fo:font-weight="bold" officeooo:rsid="0007f2d2" officeooo:paragraph-rsid="0007f2d2" style:font-weight-asian="bold" style:font-weight-complex="bold"/>
    </style:style>
    <style:style style:name="P17" style:family="paragraph" style:parent-style-name="Preformatted_20_Text">
      <style:text-properties fo:font-weight="bold" officeooo:rsid="0007f2d2" officeooo:paragraph-rsid="000bb0cb" style:font-weight-asian="bold" style:font-weight-complex="bold"/>
    </style:style>
    <style:style style:name="P18" style:family="paragraph" style:parent-style-name="Preformatted_20_Text">
      <style:paragraph-properties>
        <style:tab-stops>
          <style:tab-stop style:position="10.414cm"/>
        </style:tab-stops>
      </style:paragraph-properties>
      <style:text-properties fo:font-weight="bold" officeooo:paragraph-rsid="000974b0" style:font-weight-asian="bold" style:font-weight-complex="bold"/>
    </style:style>
    <style:style style:name="P19" style:family="paragraph" style:parent-style-name="Preformatted_20_Text">
      <style:text-properties fo:font-weight="bold" officeooo:paragraph-rsid="0006b154" style:font-weight-asian="bold" style:font-weight-complex="bold"/>
    </style:style>
    <style:style style:name="P20" style:family="paragraph" style:parent-style-name="Preformatted_20_Text">
      <style:text-properties fo:font-weight="bold" officeooo:paragraph-rsid="000974b0" style:font-weight-asian="bold" style:font-weight-complex="bold"/>
    </style:style>
    <style:style style:name="P21" style:family="paragraph" style:parent-style-name="Preformatted_20_Text">
      <style:text-properties fo:font-weight="bold" officeooo:paragraph-rsid="000aa959" style:font-weight-asian="bold" style:font-weight-complex="bold"/>
    </style:style>
    <style:style style:name="P22" style:family="paragraph" style:parent-style-name="Preformatted_20_Text">
      <style:text-properties fo:font-weight="bold" officeooo:paragraph-rsid="000bb0cb" style:font-weight-asian="bold" style:font-weight-complex="bold"/>
    </style:style>
    <style:style style:name="P23" style:family="paragraph" style:parent-style-name="Preformatted_20_Text">
      <style:text-properties fo:font-weight="normal" officeooo:rsid="0007f2d2" officeooo:paragraph-rsid="0007f2d2" style:font-weight-asian="normal" style:font-weight-complex="normal"/>
    </style:style>
    <style:style style:name="P24" style:family="paragraph" style:parent-style-name="Preformatted_20_Text">
      <style:paragraph-properties>
        <style:tab-stops>
          <style:tab-stop style:position="10.414cm"/>
        </style:tab-stops>
      </style:paragraph-properties>
      <style:text-properties officeooo:paragraph-rsid="0006b154"/>
    </style:style>
    <style:style style:name="P25" style:family="paragraph" style:parent-style-name="Preformatted_20_Text">
      <style:paragraph-properties>
        <style:tab-stops>
          <style:tab-stop style:position="10.414cm"/>
        </style:tab-stops>
      </style:paragraph-properties>
      <style:text-properties officeooo:paragraph-rsid="000974b0"/>
    </style:style>
    <style:style style:name="P26" style:family="paragraph" style:parent-style-name="Preformatted_20_Text">
      <style:text-properties officeooo:paragraph-rsid="000974b0"/>
    </style:style>
    <style:style style:name="P27" style:family="paragraph" style:parent-style-name="Preformatted_20_Text">
      <style:paragraph-properties>
        <style:tab-stops>
          <style:tab-stop style:position="10.414cm"/>
        </style:tab-stops>
      </style:paragraph-properties>
      <style:text-properties officeooo:paragraph-rsid="000aa959"/>
    </style:style>
    <style:style style:name="P28" style:family="paragraph" style:parent-style-name="Preformatted_20_Text">
      <style:paragraph-properties>
        <style:tab-stops>
          <style:tab-stop style:position="10.414cm"/>
        </style:tab-stops>
      </style:paragraph-properties>
      <style:text-properties officeooo:paragraph-rsid="000bb0cb"/>
    </style:style>
    <style:style style:name="P29" style:family="paragraph" style:parent-style-name="Preformatted_20_Text">
      <style:text-properties officeooo:paragraph-rsid="000aa959"/>
    </style:style>
    <style:style style:name="P30" style:family="paragraph" style:parent-style-name="Preformatted_20_Text">
      <style:text-properties officeooo:paragraph-rsid="000bb0cb"/>
    </style:style>
    <style:style style:name="T1" style:family="text">
      <style:text-properties officeooo:rsid="001ef3b2"/>
    </style:style>
    <style:style style:name="T2" style:family="text">
      <style:text-properties officeooo:rsid="0006b154"/>
    </style:style>
    <style:style style:name="T3" style:family="text">
      <style:text-properties fo:font-weight="bold" officeooo:rsid="0006b154" style:font-weight-asian="bold" style:font-weight-complex="bold"/>
    </style:style>
    <style:style style:name="T4" style:family="text">
      <style:text-properties fo:font-weight="bold" officeooo:rsid="001ef3b2" style:font-weight-asian="bold" style:font-weight-complex="bold"/>
    </style:style>
    <style:style style:name="T5" style:family="text">
      <style:text-properties officeooo:rsid="000974b0"/>
    </style:style>
    <style:style style:name="T6" style:family="text">
      <style:text-properties officeooo:rsid="000aa959"/>
    </style:style>
    <style:style style:name="T7" style:family="text">
      <style:text-properties officeooo:rsid="000bb0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5">CONSTRUCCIÓN/CARPINTERÍA</text:span></text:p>
      <text:p text:style-name="P18"><text:span text:style-name="T5"/></text:p>
      <text:p text:style-name="P18"><text:span text:style-name="T5">BANCO</text:span></text:p>
      <text:p text:style-name="P24"><text:span text:style-name="T1"/></text:p>
      <text:p text:style-name="P24"><text:span text:style-name="T1">¡Buenas tardes! ¿</text:span><text:span text:style-name="T5">Necesito un banco bajo donde pueda apoyar mis pies mientras tejo</text:span><text:span text:style-name="T1">? </text:span><text:span text:style-name="T5">¿Podría hacerlo?</text:span></text:p>
      <text:p text:style-name="P7">¡Gracias joven! Hasta luego.<text:tab/><text:tab/><text:tab/></text:p>
      <text:p text:style-name="P2"><text:span text:style-name="T2">Construcción</text:span><text:span text:style-name="T1"> Aceptada</text:span></text:p>
      <text:p text:style-name="P8"><text:tab/><text:tab/></text:p>
      <text:p text:style-name="P1"><text:span text:style-name="T1">Ah, bueno buscare otro lugar donde puedan </text:span><text:span text:style-name="T2">hacer</text:span><text:span text:style-name="T1"> mi </text:span><text:span text:style-name="T2">ba</text:span><text:span text:style-name="T5">mquito</text:span><text:span text:style-name="T1">,gracias.</text:span></text:p>
      <text:p text:style-name="P1"><text:span text:style-name="T3">Construcción</text:span><text:span text:style-name="T4"> Rechazad</text:span><text:span text:style-name="T3">a</text:span></text:p>
      <text:p text:style-name="P7"><text:tab/><text:tab/></text:p>
      <text:p text:style-name="P1"><text:span text:style-name="T1">¡</text:span><text:span text:style-name="T2">Muchas g</text:span><text:span text:style-name="T1">racias, </text:span><text:span text:style-name="T2">quedó precioso mi </text:span><text:span text:style-name="T5">banco</text:span><text:span text:style-name="T2">!</text:span></text:p>
      <text:p text:style-name="P1"><text:span text:style-name="T3">Construcción</text:span><text:span text:style-name="T4"> Contento</text:span></text:p>
      <text:p text:style-name="P12"/>
      <text:p text:style-name="P3">¡ME DIJISTE QUE SI PODÍAS <text:span text:style-name="T5">HACERLO</text:span> Y NO CUMPLISTE!!!!</text:p>
      <text:p text:style-name="P2"><text:span text:style-name="T2">Construcción</text:span><text:span text:style-name="T1"> Enojado</text:span></text:p>
      <text:p text:style-name="P8"><text:tab/><text:tab/></text:p>
      <text:p text:style-name="P1"><text:span text:style-name="T2">¡</text:span><text:span text:style-name="T5">EL BANCO</text:span><text:span text:style-name="T2"> QUE LLEVÉ LA SEMANA PASADA NO ESTABA BIEN CONSTRUID</text:span><text:span text:style-name="T5">O</text:span><text:span text:style-name="T1">! </text:span><text:span text:style-name="T5">¡</text:span><text:span text:style-name="T1">Q</text:span><text:span text:style-name="T5">UIERO UN REMBOLSO</text:span><text:span text:style-name="T1">! </text:span></text:p>
      <text:p text:style-name="P2"><text:span text:style-name="T2">Construcción</text:span><text:span text:style-name="T1"> Mala </text:span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1"><text:span text:style-name="T6">SILLA</text:span></text:p>
      <text:p text:style-name="P20"><text:span text:style-name="T5"/></text:p>
      <text:p text:style-name="P25"><text:span text:style-name="T1">¡Buenas</text:span><text:span text:style-name="T5">ssss</text:span><text:span text:style-name="T1">! </text:span><text:span text:style-name="T5">Estoy necesitando una silla, ya que un amigo se quedará en casa durante un tiempo ¿Es posible?</text:span></text:p>
      <text:p text:style-name="P9">¡<text:span text:style-name="T5">Dale¡ ¡Nos vemos!</text:span><text:tab/><text:tab/><text:tab/></text:p>
      <text:p text:style-name="P20"><text:span text:style-name="T2">Construcción</text:span><text:span text:style-name="T1"> Aceptada</text:span></text:p>
      <text:p text:style-name="P9"><text:tab/><text:tab/></text:p>
      <text:p text:style-name="P26"><text:span text:style-name="T1">Ah, bueno buscare otro lugar donde puedan </text:span><text:span text:style-name="T2">hacer</text:span><text:span text:style-name="T5">la</text:span><text:span text:style-name="T1">, gracias.</text:span></text:p>
      <text:p text:style-name="P26"><text:span text:style-name="T3">Construcción</text:span><text:span text:style-name="T4"> Rechazad</text:span><text:span text:style-name="T3">a</text:span></text:p>
      <text:p text:style-name="P9"><text:tab/><text:tab/></text:p>
      <text:p text:style-name="P26"><text:span text:style-name="T1">¡</text:span><text:span text:style-name="T2">Muchas g</text:span><text:span text:style-name="T1">racias, </text:span><text:span text:style-name="T2">quedó </text:span><text:span text:style-name="T5">buenísima la silla!</text:span></text:p>
      <text:p text:style-name="P26"><text:span text:style-name="T3">Construcción</text:span><text:span text:style-name="T4"> Contento</text:span></text:p>
      <text:p text:style-name="P13"/>
      <text:p text:style-name="P4">¡ME DIJISTE <text:span text:style-name="T5">QUE</text:span> PODÍAS <text:span text:style-name="T5">HACER LA SILLA NO</text:span> CUMPLISTE!!!!</text:p>
      <text:p text:style-name="P20"><text:span text:style-name="T2">Construcción</text:span><text:span text:style-name="T1"> Enojado</text:span></text:p>
      <text:p text:style-name="P9"><text:tab/><text:tab/></text:p>
      <text:p text:style-name="P26"><text:span text:style-name="T2">¡</text:span><text:span text:style-name="T5">LA SILLA</text:span><text:span text:style-name="T2"> QUE </text:span><text:span text:style-name="T5">ME HICISTE</text:span><text:span text:style-name="T2"> </text:span><text:span text:style-name="T5">LA </text:span><text:span text:style-name="T2">SEMANA PASADA NO ESTABA BIEN </text:span><text:span text:style-name="T5">HECHA</text:span><text:span text:style-name="T1">! </text:span><text:span text:style-name="T5">¡</text:span><text:span text:style-name="T1">Q</text:span><text:span text:style-name="T5">UIERO UN REMBOLSO</text:span><text:span text:style-name="T1">! </text:span></text:p>
      <text:p text:style-name="P20"><text:span text:style-name="T2">Construcción</text:span><text:span text:style-name="T1"> Mala</text:span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1"><text:span text:style-name="T5">MESA de LUZ</text:span></text:p>
      <text:p text:style-name="P20"><text:span text:style-name="T5"/></text:p>
      <text:p text:style-name="P27"><text:span text:style-name="T1">¡</text:span><text:span text:style-name="T6">Hola, buenas tardes</text:span><text:span text:style-name="T1">! </text:span><text:span text:style-name="T6">Necesito</text:span><text:span text:style-name="T5"> una </text:span><text:span text:style-name="T6">mesa de luz nueva</text:span><text:span text:style-name="T5">, ya que </text:span><text:span text:style-name="T6">la que tengo esta muy viejita</text:span><text:span text:style-name="T5">. </text:span><text:span text:style-name="T6">¿Tú podrías hacerla?</text:span></text:p>
      <text:p text:style-name="P27"><text:span text:style-name="T6">¡Que bien! ¡Hasta luego!</text:span><text:span text:style-name="T1"><text:tab/><text:tab/><text:tab/></text:span></text:p>
      <text:p text:style-name="P20"><text:span text:style-name="T2">Construcción</text:span><text:span text:style-name="T1"> Aceptada</text:span></text:p>
      <text:p text:style-name="P9"><text:tab/><text:tab/></text:p>
      <text:p text:style-name="P26"><text:span text:style-name="T1">Ah, bueno buscare otro lugar. </text:span><text:span text:style-name="T6">¡</text:span><text:span text:style-name="T1">gracias </text:span><text:span text:style-name="T6">igual!</text:span></text:p>
      <text:p text:style-name="P26"><text:span text:style-name="T3">Construcción</text:span><text:span text:style-name="T4"> Rechazad</text:span><text:span text:style-name="T3">a</text:span></text:p>
      <text:p text:style-name="P9"><text:tab/><text:tab/></text:p>
      <text:p text:style-name="P26"><text:span text:style-name="T1">¡</text:span><text:span text:style-name="T2">Muchas g</text:span><text:span text:style-name="T1">racias, </text:span><text:span text:style-name="T2">quedó </text:span><text:span text:style-name="T6">excelente la mesa de luz</text:span><text:span text:style-name="T5">!</text:span></text:p>
      <text:p text:style-name="P26"><text:span text:style-name="T3">Construcción</text:span><text:span text:style-name="T4"> Contento</text:span></text:p>
      <text:p text:style-name="P13"><text:soft-page-break/></text:p>
      <text:p text:style-name="P4">¡ME DIJISTE <text:span text:style-name="T5">QUE</text:span> PODÍAS <text:span text:style-name="T5">HACER </text:span><text:span text:style-name="T6">MI MESA DE LUZ Y</text:span><text:span text:style-name="T5"> NO</text:span> CUMPLISTE!!!!</text:p>
      <text:p text:style-name="P20"><text:span text:style-name="T2">Construcción</text:span><text:span text:style-name="T1"> Enojado</text:span></text:p>
      <text:p text:style-name="P9"><text:tab/><text:tab/></text:p>
      <text:p text:style-name="P26"><text:span text:style-name="T2">¡</text:span><text:span text:style-name="T5">LA </text:span><text:span text:style-name="T6">MESA DE LUZ</text:span><text:span text:style-name="T2"> QUE </text:span><text:span text:style-name="T5">ME HICISTE</text:span><text:span text:style-name="T2"> NO ESTABA BIEN </text:span><text:span text:style-name="T5">HECHA</text:span><text:span text:style-name="T1">! </text:span><text:span text:style-name="T5">¡</text:span><text:span text:style-name="T1">Q</text:span><text:span text:style-name="T5">UIERO UN REMBOLSO</text:span><text:span text:style-name="T1">! </text:span></text:p>
      <text:p text:style-name="P20"><text:span text:style-name="T2">Construcción</text:span><text:span text:style-name="T1"> Mala</text:span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>MESA </text:span></text:p>
      <text:p text:style-name="P21"><text:span text:style-name="T5"/></text:p>
      <text:p text:style-name="P27"><text:span text:style-name="T6">¿Que tal?</text:span><text:span text:style-name="T1"> </text:span><text:span text:style-name="T6">Estoy necesitando</text:span><text:span text:style-name="T5"> un</text:span><text:span text:style-name="T6">a mesa rústica para el jardín de mi casa ¿Hacen ese tipo de piezas aquí??</text:span></text:p>
      <text:p text:style-name="P27"><text:span text:style-name="T6">¡Buenisimo! ¡Nos vemos!</text:span><text:span text:style-name="T1"><text:tab/><text:tab/><text:tab/></text:span></text:p>
      <text:p text:style-name="P21"><text:span text:style-name="T2">Construcción</text:span><text:span text:style-name="T1"> Aceptada</text:span></text:p>
      <text:p text:style-name="P10"><text:tab/><text:tab/></text:p>
      <text:p text:style-name="P29"><text:span text:style-name="T6">Dale, buscaré otro sitio entonces</text:span><text:span text:style-name="T1">. </text:span><text:span text:style-name="T6">¡Chau!</text:span></text:p>
      <text:p text:style-name="P29"><text:span text:style-name="T3">Construcción</text:span><text:span text:style-name="T4"> Rechazad</text:span><text:span text:style-name="T3">a</text:span></text:p>
      <text:p text:style-name="P10"><text:tab/><text:tab/></text:p>
      <text:p text:style-name="P29"><text:span text:style-name="T1">¡</text:span><text:span text:style-name="T2">Muchas g</text:span><text:span text:style-name="T1">racias, </text:span><text:span text:style-name="T2">quedó </text:span><text:span text:style-name="T6">impresionante la mesa</text:span><text:span text:style-name="T5">!</text:span></text:p>
      <text:p text:style-name="P29"><text:span text:style-name="T3">Construcción</text:span><text:span text:style-name="T4"> Contento</text:span></text:p>
      <text:p text:style-name="P14"/>
      <text:p text:style-name="P5">¡ME DIJISTE <text:span text:style-name="T5">QUE</text:span> PODÍAS <text:span text:style-name="T5">HACER </text:span><text:span text:style-name="T6">MI MESA </text:span><text:span text:style-name="T7">¿Y AHORA DECÍS QUE NO?</text:span>!!!!</text:p>
      <text:p text:style-name="P21"><text:span text:style-name="T2">Construcción</text:span><text:span text:style-name="T1"> Enojado</text:span></text:p>
      <text:p text:style-name="P10"><text:tab/><text:tab/></text:p>
      <text:p text:style-name="P29"><text:span text:style-name="T2">¡</text:span><text:span text:style-name="T5">LA </text:span><text:span text:style-name="T6">MESA</text:span><text:span text:style-name="T2"> QUE </text:span><text:span text:style-name="T5">HICISTE</text:span><text:span text:style-name="T2"> NO ESTABA BIEN</text:span><text:span text:style-name="T1">! </text:span><text:span text:style-name="T5">¡</text:span><text:span text:style-name="T1">Q</text:span><text:span text:style-name="T5">UIERO UN REMBOLSO</text:span><text:span text:style-name="T1">! </text:span></text:p>
      <text:p text:style-name="P21"><text:span text:style-name="T2">Construcción</text:span><text:span text:style-name="T1"> Mala</text:span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7">ARMARIO</text:span></text:p>
      <text:p text:style-name="P22"><text:span text:style-name="T5"/></text:p>
      <text:p text:style-name="P28"><text:span text:style-name="T7">¡Hola! ¡Buenas!</text:span><text:span text:style-name="T1"> </text:span><text:span text:style-name="T7">Mirá </text:span><text:span text:style-name="T6">necesito</text:span><text:span text:style-name="T5"> </text:span><text:span text:style-name="T7">hacer una armario que me sirva para ropa y libros</text:span><text:span text:style-name="T6"> <text:s/>¿</text:span><text:span text:style-name="T7">Podés hacerlo</text:span><text:span text:style-name="T6">?</text:span></text:p>
      <text:p text:style-name="P28"><text:span text:style-name="T6">¡</text:span><text:span text:style-name="T7">Genial</text:span><text:span text:style-name="T6">! ¡</text:span><text:span text:style-name="T7">Hasta luego</text:span><text:span text:style-name="T6">!</text:span><text:span text:style-name="T1"><text:tab/><text:tab/><text:tab/></text:span></text:p>
      <text:p text:style-name="P22"><text:span text:style-name="T2">Construcción</text:span><text:span text:style-name="T1"> Aceptada</text:span></text:p>
      <text:p text:style-name="P11"><text:tab/><text:tab/></text:p>
      <text:p text:style-name="P30"><text:span text:style-name="T7">Bueno, entonces</text:span><text:span text:style-name="T6"> buscaré otro sitio</text:span><text:span text:style-name="T1">. </text:span><text:span text:style-name="T7">¡Adios!</text:span></text:p>
      <text:p text:style-name="P30"><text:span text:style-name="T3">Construcción</text:span><text:span text:style-name="T4"> Rechazad</text:span><text:span text:style-name="T3">a</text:span></text:p>
      <text:p text:style-name="P11"><text:tab/><text:tab/></text:p>
      <text:p text:style-name="P30"><text:span text:style-name="T1">¡</text:span><text:span text:style-name="T7">Te felicito</text:span><text:span text:style-name="T1">, </text:span><text:span text:style-name="T2">quedó </text:span><text:span text:style-name="T7">impecable el armario</text:span><text:span text:style-name="T5">!</text:span></text:p>
      <text:p text:style-name="P30"><text:span text:style-name="T3">Construcción</text:span><text:span text:style-name="T4"> Contento</text:span></text:p>
      <text:p text:style-name="P15"/>
      <text:p text:style-name="P6">¡DIJISTE <text:span text:style-name="T5">QUE</text:span> PODÍAS <text:span text:style-name="T7">CON EL ARMARIO Y NO CUMPLISTE TU PALABRA</text:span>!!!!</text:p>
      <text:p text:style-name="P22"><text:span text:style-name="T2">Construcción</text:span><text:span text:style-name="T1"> Enojado</text:span></text:p>
      <text:p text:style-name="P11"><text:tab/><text:tab/></text:p>
      <text:p text:style-name="P30"><text:span text:style-name="T2">¡</text:span><text:span text:style-name="T7">EL ARMARIO</text:span><text:span text:style-name="T2"> </text:span><text:span text:style-name="T7">NO QUEDÓ NADA</text:span><text:span text:style-name="T2"> BIEN, </text:span><text:span text:style-name="T7">ESTÁ MAL HECHO</text:span><text:span text:style-name="T1">! </text:span><text:span text:style-name="T5">¡</text:span><text:span text:style-name="T1">Q</text:span><text:span text:style-name="T5">UIERO UN REMBOLSO</text:span><text:span text:style-name="T1">! </text:span></text:p>
      <text:p text:style-name="P17"><text:span text:style-name="T2">Construcción</text:span><text:span text:style-name="T1"> Mala</text:span></text:p>
      <text:p text:style-name="P16"/>
      <text:p text:style-name="P16"/>
      <text:p text:style-name="P16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¡Buenasss! Quisiera un atril de madera para mis partituras ¿podrías hacerlo?</text:p>
      <text:p text:style-name="P23">¡Gracias, nos vemos?</text:p>
      <text:p text:style-name="P23"/>
      <text:p text:style-name="P23">¡Hola! ¿que tal? Me gustaría regalarle una mecedora a mi abuela ¿podrías construirla?</text:p>
      <text:p text:style-name="P23">¡Que bien! ¡Hasta luego!</text:p>
      <text:p text:style-name="P23"/>
      <text:p text:style-name="P23"/>
      <text:p text:style-name="P23"/>
      <text:p text:style-name="P23"/>
      <text:p text:style-name="P23"/>
      <text:p text:style-name="P12"/>
      <text:p text:style-name="P12"/>
      <text:p text:style-name="P12"/>
      <text:p text:style-name="P8"/>
      <text:p text:style-name="P8"/>
      <text:p text:style-name="P8"/>
      <text:p text:style-name="P8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4:19:56.56</meta:creation-date>
    <dc:date>2014-11-03T18:19:57.50</dc:date>
    <meta:editing-duration>PT47M52S</meta:editing-duration>
    <meta:editing-cycles>4</meta:editing-cycles>
    <meta:generator>LibreOffice/4.0.3.3$Windows_x86 LibreOffice_project/0eaa50a932c8f2199a615e1eb30f7ac74279539</meta:generator>
    <meta:document-statistic meta:table-count="0" meta:image-count="0" meta:object-count="0" meta:page-count="3" meta:paragraph-count="81" meta:word-count="382" meta:character-count="2586" meta:non-whitespace-character-count="2214"/>
  </office:meta>
</office:document-meta>
</file>